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5E6A2"/>
    </style:style>
    <style:style style:name="ce3" style:family="table-cell" style:parent-style-name="Hiperliga_231__227_o" style:data-style-name="N0">
      <style:table-cell-properties fo:background-color="#B5E6A2"/>
      <style:text-properties fo:color="#000000" style:text-underline-style="solid" style:text-underline-type="single"/>
    </style:style>
    <style:style style:name="ce4" style:family="table-cell" style:parent-style-name="Hiperliga_231__227_o" style:data-style-name="N0">
      <style:text-properties fo:color="#467886" style:text-underline-style="solid" style:text-underline-type="single"/>
    </style:style>
    <style:style style:name="ce5" style:family="table-cell" style:parent-style-name="Default" style:data-style-name="N0">
      <style:text-properties fo:color="#333333" style:font-name="Segoe UI" style:font-name-asian="Segoe UI" style:font-name-complex="Segoe UI" fo:font-size="14pt" style:font-size-asian="14pt" style:font-size-complex="14pt"/>
    </style:style>
    <style:style style:name="ce6" style:family="table-cell" style:parent-style-name="Default" style:data-style-name="N0">
      <style:text-properties style:font-name="Segoe UI" style:font-name-asian="Segoe UI" style:font-name-complex="Segoe UI" fo:font-size="8pt" style:font-size-asian="8pt" style:font-size-complex="8pt"/>
    </style:style>
    <style:style style:name="ce7" style:family="table-cell" style:parent-style-name="Default" style:data-style-name="N0">
      <style:table-cell-properties fo:background-color="#B5E6A2"/>
    </style:style>
    <style:style style:name="ce8" style:family="table-cell" style:parent-style-name="Default" style:data-style-name="N0">
      <style:table-cell-properties fo:background-color="#E49EDD"/>
    </style:style>
    <style:style style:name="co1" style:family="table-column">
      <style:table-column-properties fo:break-before="auto" style:column-width="0.867833333333333cm"/>
    </style:style>
    <style:style style:name="co2" style:family="table-column">
      <style:table-column-properties fo:break-before="auto" style:column-width="4.91066666666667cm"/>
    </style:style>
    <style:style style:name="co3" style:family="table-column">
      <style:table-column-properties fo:break-before="auto" style:column-width="2.51883333333333cm"/>
    </style:style>
    <style:style style:name="co4" style:family="table-column">
      <style:table-column-properties fo:break-before="auto" style:column-width="4.2545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2.83633333333333cm"/>
    </style:style>
    <style:style style:name="co9" style:family="table-column">
      <style:table-column-properties fo:break-before="auto" style:column-width="3.005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0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6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69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osch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ercedes-Benz.io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arky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OCUS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iemens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ritical Softwar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Fujitsu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Avlino</text:p>
          </table:table-cell>
          <table:table-cell table:number-columns-repeated="1637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DP</text:p>
          </table:table-cell>
          <table:table-cell table:number-columns-repeated="7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Namecheap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ntellias</text:p>
          </table:table-cell>
          <table:table-cell table:number-columns-repeated="1637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indera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<text:a xlink:href="https://www.linkedin.com/company/euronext/life">Euronext</text:a>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nfraspeak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ecskill</text:p>
          </table:table-cell>
          <table:table-cell table:number-columns-repeated="1637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onae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<text:a xlink:href="https://www.linkedin.com/company/ytechinnovation/life">Ytech</text:a>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Armis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We are Meta</text:p>
          </table:table-cell>
          <table:table-cell table:number-columns-repeated="1637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eloitte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iT Solutions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Smart Consulting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nfoPortugal, Sistemas de Informação e Conteúdos, S.A.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8">
            <text:p>Glintt</text:p>
          </table:table-cell>
          <table:table-cell office:value-type="string" table:style-name="ce8">
            <text:p>Ramalde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Metyis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hyphen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Orbcom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atixis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Banco BPI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hitachi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Flowinn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antar</text:p>
          </table:table-cell>
          <table:table-cell office:value-type="string" table:style-name="ce1">
            <text:p>Matosinhos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Noesis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ABAMAQ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Mosano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Wunderman Thompson</text:p>
          </table:table-cell>
          <table:table-cell office:value-type="string" table:style-name="ce2">
            <text:p>Matosinhos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NTT DATA<text:s/>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korber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SoftLogic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Feedzai</text:p>
          </table:table-cell>
          <table:table-cell office:value-type="string" table:style-name="ce2">
            <text:p>Matosinhos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WINPROVIT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Egor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ritical TechWorks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Pixelmatters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Codigre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D4B - Consultoria e Soluções Informáticas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It Sector</text:p>
          </table:table-cell>
          <table:table-cell office:value-type="string" table:style-name="ce2">
            <text:p>Porto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Ey</text:p>
          </table:table-cell>
          <table:table-cell office:value-type="string" table:style-name="ce1">
            <text:p>Porto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weezie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EVIO - Electrical Mobility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string" table:style-name="ce7">
            <text:p>New Work</text:p>
          </table:table-cell>
          <table:table-cell office:value-type="string" table:style-name="ce7">
            <text:p>Matosinhos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Blip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Finantech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Óbvio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Ceiia</text:p>
          </table:table-cell>
          <table:table-cell office:value-type="string" table:style-name="ce2">
            <text:p>Matosinhos</text:p>
          </table:table-cell>
          <table:table-cell office:value-type="string" table:style-name="ce3">
            <text:p><text:a xlink:href="mailto:estagios@ceiia.com">estagios@ceiia.com</text:a>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agap2IT Portugal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devexperts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FEEDiU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7">
            <text:p>E-goi</text:p>
          </table:table-cell>
          <table:table-cell office:value-type="string" table:style-name="ce2">
            <text:p>Matosinhos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ooga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evoteam<text:s/></text:p>
          </table:table-cell>
          <table:table-cell office:value-type="string" table:style-name="ce1">
            <text:p>Porto</text:p>
          </table:table-cell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office:value-type="string" table:style-name="ce5">
            <text:p>Sword Health<text:s/>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office:value-type="string" table:style-name="ce5">
            <text:p>Accenture Portugal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office:value-type="string" table:style-name="ce5">
            <text:p>PrimeIt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office:value-type="string" table:style-name="ce5">
            <text:p>Talkdesk<text:s/>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overflex</text:p>
          </table:table-cell>
          <table:table-cell table:number-columns-repeated="11" table:style-name="ce1"/>
          <table:table-cell table:style-name="ce6"/>
          <table:table-cell table:number-columns-repeated="16370"/>
        </table:table-row>
        <table:table-row table:style-name="ro1">
          <table:table-cell/>
          <table:table-cell office:value-type="string" table:style-name="ce1">
            <text:p>BySid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QuickOps Consulting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Volkswagen Digital Solutions 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iconium Digital Solutions 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roxi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Hey Digital Ventur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latform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letiv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t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martex.ai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d Evolutio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X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Hyphen Digital Experienc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onius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gm technology partners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Vodafone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iemens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pgemini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oitte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eotalent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llent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Winprovit 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umos Consulting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RiT Solutions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KWAN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rupo PROEF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dentis</text:p>
          </table:table-cell>
          <table:table-cell office:value-type="string" table:style-name="ce1">
            <text:p>Port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bankit - Omnichannel Innovati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andstad 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uba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VideoSmart Ltd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kapeopl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teger Consulting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incelo - Sistemas de Informação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iconium Digital Solution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<text:a xlink:href="https://www.itjobs.pt/empresa/it-people-innovation">IT People Innovation</text:a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Jumia Porto Tech Cente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bcomum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Körber Digita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staltech Portuga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Kodl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aloop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underman Thompson 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ezi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verflex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biweb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zantech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Hitachi Solutions Portuga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aber Interactive Porto</text:p>
          </table:table-cell>
          <table:table-cell office:value-type="string" table:style-name="ce1">
            <text:p>Gaia</text:p>
          </table:table-cell>
          <table:table-cell office:value-type="string" table:style-name="ce1">
            <text:p>Jogo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ometrid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lorElephan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iew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GEM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3Decid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<text:a xlink:href="https://www.itjobs.pt/empresa/michael-page-international-portugal">Michael Page Portugal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yellowipe">YellowIpe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kcs-it">KCS IT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olisipo">Olisipo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watermelon-tecnologia">Watermelon Tecnologia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optigest">Optigest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red-it">Red IT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cleva-inetum">Cleva Inetum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tarbase">Tarbase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sooma">Sooma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fraunhofer-portugal">Fraunhofer Portugal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brasmar">Brasmar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a xlink:href="https://www.itjobs.pt/empresa/b-simple">B-Simple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lanti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inantec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nt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Drive Navigation Systems S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evScop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CS i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oesi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ritical Manufactur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anco BP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insoluti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upo Nabeiro/Delta Café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nnotec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trati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loop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uphillhealt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imold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MW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SA Peugeot Citroë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ercedes-Benz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DP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imavera B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amsu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uper Bock Group</text:p>
          </table:table-cell>
          <table:table-cell table:number-columns-repeated="16382"/>
        </table:table-row>
        <table:table-row table:number-rows-repeated="10484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Hiperliga_231__227_o" style:display-name="Hiperligação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Soft Dev</meta:initial-creator>
    <dc:creator>NATANA OLIVEIRA</dc:creator>
    <meta:creation-date>2024-01-04T10:13:33Z</meta:creation-date>
    <dc:date>2024-01-16T17:10:17Z</dc:date>
  </office:meta>
</office:document-meta>
</file>